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40" style:family="paragraph" style:parent-style-name="Standard">
      <style:text-properties style:use-window-font-color="true" style:font-name="Liberation Serif" fo:font-size="12pt" fo:font-weight="normal" officeooo:rsid="003eb26b" officeooo:paragraph-rsid="003eb26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style:font-name="Liberation Serif" fo:font-size="12pt" fo:font-weight="normal" officeooo:rsid="003eb26b" officeooo:paragraph-rsid="003eb26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fo:font-weight="bold" officeooo:rsid="00269d32" officeooo:paragraph-rsid="00395ff6" fo:background-color="transparent" style:font-size-asian="10.5pt" style:font-weight-asian="bold" style:font-size-complex="12pt" style:font-weight-complex="bold"/>
    </style:style>
    <style:style style:name="P45" style:family="paragraph" style:parent-style-name="Standard">
      <style:text-properties style:use-window-font-color="true" style:font-name="Liberation Serif" fo:font-size="16pt" fo:font-weight="bold" officeooo:rsid="004229ce" officeooo:paragraph-rsid="004229ce" style:font-size-asian="16pt" style:font-weight-asian="bold" style:font-size-complex="16pt" style:font-weight-complex="bold"/>
    </style:style>
    <style:style style:name="P46" style:family="paragraph" style:parent-style-name="Standard">
      <style:text-properties style:use-window-font-color="true" style:font-name="Liberation Serif" fo:font-size="16pt" fo:font-weight="bold" officeooo:rsid="004229ce" officeooo:paragraph-rsid="004229ce" fo:background-color="transparent" style:font-size-asian="16pt" style:font-weight-asian="bold" style:font-size-complex="16pt" style:font-weight-complex="bold"/>
    </style:style>
    <style:style style:name="P47" style:family="paragraph" style:parent-style-name="Standard">
      <style:text-properties officeooo:paragraph-rsid="00201bb2"/>
    </style:style>
    <style:style style:name="P48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52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53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57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58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59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61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62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63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64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66" style:family="paragraph" style:parent-style-name="Standard">
      <style:text-properties officeooo:rsid="002e094a" officeooo:paragraph-rsid="002e094a"/>
    </style:style>
    <style:style style:name="P67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68" style:family="paragraph" style:parent-style-name="Standard">
      <style:text-properties officeooo:rsid="00351a21" officeooo:paragraph-rsid="00351a21"/>
    </style:style>
    <style:style style:name="P69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70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71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72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73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74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75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76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77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78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79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80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82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85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86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87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88" style:family="paragraph" style:parent-style-name="Standard">
      <style:text-properties fo:font-size="10pt" officeooo:paragraph-rsid="00201bb2" style:font-size-asian="10pt" style:font-size-complex="10pt"/>
    </style:style>
    <style:style style:name="P89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90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91" style:family="paragraph" style:parent-style-name="Standard">
      <style:text-properties officeooo:paragraph-rsid="00395ff6"/>
    </style:style>
    <style:style style:name="P92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use-window-font-color="true" style:font-name="Liberation Serif" fo:font-size="12pt" fo:font-weight="normal" officeooo:rsid="0045b96c" officeooo:paragraph-rsid="0045b96c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use-window-font-color="true" style:font-name="Liberation Serif" fo:font-size="12pt" fo:font-weight="normal" officeooo:rsid="00477998" officeooo:paragraph-rsid="00477998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use-window-font-color="true" style:font-name="Liberation Serif" fo:font-size="12pt" fo:font-weight="normal" officeooo:rsid="0043e32b" officeooo:paragraph-rsid="0043e32b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use-window-font-color="true" style:font-name="Liberation Serif" fo:font-size="12pt" fo:font-weight="normal" officeooo:rsid="00486f67" officeooo:paragraph-rsid="00486f67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use-window-font-color="true" style:font-name="Liberation Serif" fo:font-size="12pt" fo:font-weight="normal" officeooo:rsid="0049cb6e" officeooo:paragraph-rsid="0049cb6e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text-properties style:use-window-font-color="true" style:font-name="Liberation Serif" fo:font-size="12pt" fo:font-weight="normal" officeooo:rsid="004a3308" officeooo:paragraph-rsid="004a3308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text-properties style:use-window-font-color="true" style:font-name="Liberation Serif" fo:font-size="12pt" fo:font-weight="normal" officeooo:rsid="004b9492" officeooo:paragraph-rsid="004b9492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text-properties style:use-window-font-color="true" style:font-name="Liberation Serif" fo:font-size="12pt" fo:font-weight="normal" officeooo:rsid="004229ce" officeooo:paragraph-rsid="004c46ad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text-properties style:use-window-font-color="true" style:font-name="Liberation Serif" fo:font-size="12pt" fo:font-weight="normal" officeooo:rsid="004c46ad" officeooo:paragraph-rsid="004c46ad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text-properties style:use-window-font-color="true" style:font-name="Liberation Serif" fo:font-size="16pt" fo:font-weight="bold" officeooo:rsid="004c46ad" officeooo:paragraph-rsid="004c46ad" fo:background-color="transparent" style:font-size-asian="16pt" style:font-weight-asian="bold" style:font-size-complex="16pt" style:font-weight-complex="bold"/>
    </style:style>
    <style:style style:name="P104" style:family="paragraph" style:parent-style-name="Standard">
      <style:text-properties fo:color="#1e6a39" style:font-name="DejaVu Sans Mono" fo:font-size="10pt" fo:font-weight="bold" officeooo:rsid="0045b96c" officeooo:paragraph-rsid="0045b96c" fo:background-color="transparent" style:font-size-asian="10pt" style:font-weight-asian="bold" style:font-size-complex="10pt" style:font-weight-complex="bold"/>
    </style:style>
    <style:style style:name="P105" style:family="paragraph" style:parent-style-name="Standard">
      <style:text-properties fo:color="#1e6a39" style:font-name="DejaVu Sans Mono" fo:font-size="10pt" fo:font-weight="bold" officeooo:rsid="00477998" officeooo:paragraph-rsid="00477998" fo:background-color="transparent" style:font-size-asian="10pt" style:font-weight-asian="bold" style:font-size-complex="10pt" style:font-weight-complex="bold"/>
    </style:style>
    <style:style style:name="P106" style:family="paragraph" style:parent-style-name="Standard">
      <style:text-properties fo:color="#1e6a39" style:font-name="DejaVu Sans Mono" fo:font-size="10pt" fo:font-weight="bold" officeooo:rsid="00486f67" officeooo:paragraph-rsid="00486f67" fo:background-color="transparent" style:font-size-asian="10pt" style:font-weight-asian="bold" style:font-size-complex="10pt" style:font-weight-complex="bold"/>
    </style:style>
    <style:style style:name="P107" style:family="paragraph" style:parent-style-name="Standard">
      <style:text-properties fo:color="#1e6a39" style:font-name="DejaVu Sans Mono" fo:font-size="10pt" fo:font-weight="bold" officeooo:rsid="004a3308" officeooo:paragraph-rsid="004a3308" fo:background-color="transparent" style:font-size-asian="10pt" style:font-weight-asian="bold" style:font-size-complex="10pt" style:font-weight-complex="bold"/>
    </style:style>
    <style:style style:name="P108" style:family="paragraph" style:parent-style-name="Standard">
      <style:text-properties fo:color="#f10d0c" style:font-name="Liberation Serif" fo:font-size="12pt" fo:font-weight="bold" officeooo:rsid="00486f67" officeooo:paragraph-rsid="00486f67" fo:background-color="transparent" style:font-size-asian="10.5pt" style:font-weight-asian="bold" style:font-size-complex="12pt" style:font-weight-complex="bold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style:use-window-font-color="true" style:font-name="Liberation Serif" fo:font-size="12pt" fo:font-weight="normal" officeooo:rsid="004229ce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officeooo:rsid="002384c6"/>
    </style:style>
    <style:style style:name="T17" style:family="text">
      <style:text-properties officeooo:rsid="002420d1"/>
    </style:style>
    <style:style style:name="T18" style:family="text">
      <style:text-properties officeooo:rsid="00247a81"/>
    </style:style>
    <style:style style:name="T19" style:family="text">
      <style:text-properties fo:font-weight="bold" officeooo:rsid="0025e893" style:font-weight-asian="bold" style:font-weight-complex="bold"/>
    </style:style>
    <style:style style:name="T20" style:family="text">
      <style:text-properties fo:color="#f10d0c" fo:font-weight="bold" style:font-weight-asian="bold" style:font-weight-complex="bold"/>
    </style:style>
    <style:style style:name="T21" style:family="text">
      <style:text-properties fo:color="#f10d0c" fo:font-weight="bold" officeooo:rsid="0025e893" style:font-weight-asian="bold" style:font-weight-complex="bold"/>
    </style:style>
    <style:style style:name="T22" style:family="text">
      <style:text-properties fo:color="#f10d0c" fo:font-weight="bold" officeooo:rsid="00196765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5e893" style:font-weight-asian="normal" style:font-weight-complex="normal"/>
    </style:style>
    <style:style style:name="T25" style:family="text">
      <style:text-properties fo:font-weight="normal" officeooo:rsid="00344a0e" style:font-weight-asian="normal" style:font-weight-complex="normal"/>
    </style:style>
    <style:style style:name="T26" style:family="text">
      <style:text-properties officeooo:rsid="00292d60"/>
    </style:style>
    <style:style style:name="T27" style:family="text">
      <style:text-properties officeooo:rsid="0029c8fa"/>
    </style:style>
    <style:style style:name="T28" style:family="text">
      <style:text-properties style:font-name="Liberation Serif"/>
    </style:style>
    <style:style style:name="T29" style:family="text">
      <style:text-properties fo:background-color="#ffa6a6" loext:char-shading-value="0"/>
    </style:style>
    <style:style style:name="T30" style:family="text">
      <style:text-properties officeooo:rsid="0029c8fa" fo:background-color="#ffa6a6" loext:char-shading-value="0"/>
    </style:style>
    <style:style style:name="T31" style:family="text">
      <style:text-properties officeooo:rsid="002b8794" fo:background-color="#ffa6a6" loext:char-shading-value="0"/>
    </style:style>
    <style:style style:name="T32" style:family="text">
      <style:text-properties officeooo:rsid="002b8794"/>
    </style:style>
    <style:style style:name="T33" style:family="text">
      <style:text-properties officeooo:rsid="002d2162"/>
    </style:style>
    <style:style style:name="T34" style:family="text">
      <style:text-properties officeooo:rsid="002e3a89"/>
    </style:style>
    <style:style style:name="T35" style:family="text">
      <style:text-properties officeooo:rsid="00351a21"/>
    </style:style>
    <style:style style:name="T36" style:family="text">
      <style:text-properties officeooo:rsid="00362fec"/>
    </style:style>
    <style:style style:name="T37" style:family="text">
      <style:text-properties officeooo:rsid="003740fe"/>
    </style:style>
    <style:style style:name="T38" style:family="text">
      <style:text-properties officeooo:rsid="00377f60"/>
    </style:style>
    <style:style style:name="T39" style:family="text">
      <style:text-properties officeooo:rsid="0037a548"/>
    </style:style>
    <style:style style:name="T40" style:family="text">
      <style:text-properties officeooo:rsid="003aa3d5"/>
    </style:style>
    <style:style style:name="T41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269d32" fo:background-color="transparent" loext:char-shading-value="0"/>
    </style:style>
    <style:style style:name="T45" style:family="text">
      <style:text-properties officeooo:rsid="004241eb" fo:background-color="transparent" loext:char-shading-value="0"/>
    </style:style>
    <style:style style:name="T46" style:family="text">
      <style:text-properties officeooo:rsid="00477998"/>
    </style:style>
    <style:style style:name="T47" style:family="text">
      <style:text-properties fo:color="#1e6a39" style:font-name="DejaVu Sans Mono" fo:font-size="10pt" style:font-size-asian="10pt" style:font-size-complex="10pt"/>
    </style:style>
    <style:style style:name="T48" style:family="text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officeooo:rsid="0049cb6e"/>
    </style:style>
    <style:style style:name="T50" style:family="text">
      <style:text-properties officeooo:rsid="004b94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Django <text:span text:style-name="T2">with Net Ninja</text:span></text:p>
      <text:p text:style-name="P1"/>
      <text:p text:style-name="P1"/>
      <text:p text:style-name="P61">video 1</text:p>
      <text:p text:style-name="P5"/>
      <text:p text:style-name="P5">Intro to Django and summary of <text:span text:style-name="T28">what I coming</text:span></text:p>
      <text:p text:style-name="P5"/>
      <text:p text:style-name="P5"/>
      <text:p text:style-name="P5"/>
      <text:p text:style-name="P61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62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58">from django.conf.urls import url</text:p>
      <text:p text:style-name="P58">from django.contrib import admin</text:p>
      <text:p text:style-name="P58">from .import views<text:span text:style-name="T28"> </text:span><text:span text:style-name="T13"><text:s text:c="7"/></text:span><text:span text:style-name="T14">&lt;-see below</text:span></text:p>
      <text:p text:style-name="P89"/>
      <text:p text:style-name="P90"/>
      <text:p text:style-name="P86">urlpatterns = [</text:p>
      <text:p text:style-name="P86"><text:tab/>url(r’^admin/’,admin.site.urls),</text:p>
      <text:p text:style-name="P87"><text:tab/>url(r’^a<text:span text:style-name="T3">bout</text:span>/<text:span text:style-name="T3">$</text:span>’,<text:span text:style-name="T4">views.about</text:span>),</text:p>
      <text:p text:style-name="P87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83">urlpatterns = [</text:p>
      <text:p text:style-name="P84"><text:tab/>path('admin/',admin.site.urls),</text:p>
      <text:p text:style-name="P84"><text:tab/>path('about/',views.about),</text:p>
      <text:p text:style-name="P84"><text:tab/>path('',views.homepage),</text:p>
      <text:p text:style-name="P85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81">from django.http import HttpResponse</text:p>
      <text:p text:style-name="P81"/>
      <text:p text:style-name="P81">def homepage(request):</text:p>
      <text:p text:style-name="P81"><text:tab/>return HttpResponse(‘homepage’)</text:p>
      <text:p text:style-name="P81"/>
      <text:p text:style-name="P81">def about(request):</text:p>
      <text:p text:style-name="P81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81"><text:soft-page-break/>from.import views</text:p>
      <text:p text:style-name="P13"/>
      <text:p text:style-name="P13"><text:span text:style-name="T26">T</text:span>he dot between <text:span text:style-name="T20">from</text:span> and <text:span text:style-name="T20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47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82">from django.shortcuts import render</text:p>
      <text:p text:style-name="P15"/>
      <text:p text:style-name="P15">and modify the two functions to</text:p>
      <text:p text:style-name="P15"/>
      <text:p text:style-name="P80">def homepage(request):</text:p>
      <text:p text:style-name="P88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80"/>
      <text:p text:style-name="P80">def about(request):</text:p>
      <text:p text:style-name="P80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6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7">One thing </text:span><text:span text:style-name="T18">the new app folder does not have is a urls.py file</text:span></text:p>
      <text:p text:style-name="P18"/>
      <text:p text:style-name="P19">Create a <text:span text:style-name="T20">urls.py</text:span> file and copy from the main <text:span text:style-name="T20">urls.py</text:span> file. We can get rid of the admin import and replace the existing ones with a single url path for a homepage for the articles which we will call <text:span text:style-name="T20">views.article_list</text:span><text:span text:style-name="T23">.</text:span></text:p>
      <text:p text:style-name="P32"/>
      <text:p text:style-name="P20"><text:soft-page-break/><text:span text:style-name="T23">Next </text:span><text:span text:style-name="T24">create a </text:span><text:span text:style-name="T21">templates</text:span><text:span text:style-name="T19"> </text:span><text:span text:style-name="T24">folder within the application folder (</text:span><text:span text:style-name="T21">articles</text:span><text:span text:style-name="T24">) and inside this </text:span><text:span text:style-name="T21">templates</text:span><text:span text:style-name="T24"> folder create a folder called </text:span><text:span text:style-name="T21">articles</text:span><text:span text:style-name="T24"> where the actual template files will live. This avoids confusion over which templates folder we are looking at.</text:span></text:p>
      <text:p text:style-name="P33"/>
      <text:p text:style-name="P21"><text:span text:style-name="T24">C</text:span><text:span text:style-name="T23">reate the first template which we will call </text:span><text:span text:style-name="T20">article_list.html</text:span></text:p>
      <text:p text:style-name="P33"/>
      <text:p text:style-name="P20"><text:span text:style-name="T24">Then </text:span><text:span text:style-name="T23">go to </text:span><text:span text:style-name="T20">views.py</text:span><text:span text:style-name="T23"> </text:span><text:span text:style-name="T24">and repeat video4 procedure.</text:span></text:p>
      <text:p text:style-name="P33"/>
      <text:p text:style-name="P50">def article_list(request):</text:p>
      <text:p text:style-name="P50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60">‘articles’</text:p>
      <text:p text:style-name="P28"/>
      <text:p text:style-name="P29">In order for the urls in the articles folder to be found we have to include the articles.urls file in the main urls.py file in the root <text:span text:style-name="T27">thus</text:span></text:p>
      <text:p text:style-name="P28"/>
      <text:p text:style-name="P57">from django.conf.urls import url<text:span text:style-name="T29">,</text:span><text:span text:style-name="T30">include</text:span></text:p>
      <text:p text:style-name="P57">from django.contrib import admin</text:p>
      <text:p text:style-name="P53">from .import views</text:p>
      <text:p text:style-name="P59"/>
      <text:p text:style-name="P54">urlpatterns = [</text:p>
      <text:p text:style-name="P55"><text:tab/>path('admin/',<text:span text:style-name="T32">admin.site.urls</text:span>),</text:p>
      <text:p text:style-name="P55"><text:tab/><text:span text:style-name="T29">path('a</text:span><text:span text:style-name="T30">rticles</text:span><text:span text:style-name="T29">/',</text:span><text:span text:style-name="T31">include(‘articles.urls’)</text:span><text:span text:style-name="T29">),</text:span></text:p>
      <text:p text:style-name="P55"><text:tab/>path('about/',views.about),</text:p>
      <text:p text:style-name="P55"><text:tab/>path('',views.homepage),</text:p>
      <text:p text:style-name="P48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20">articles</text:span> folder open <text:span text:style-name="T20">models.py.</text:span></text:p>
      <text:p text:style-name="P35"/>
      <text:p text:style-name="P35">Create a class</text:p>
      <text:p text:style-name="P35"/>
      <text:p text:style-name="P52">class Article(models.Model):</text:p>
      <text:p text:style-name="P52"><text:tab/>title <text:span text:style-name="T33">= models.CharField(max_length=100)</text:span></text:p>
      <text:p text:style-name="P52"><text:tab/>slug <text:span text:style-name="T33">= models.SlugField()</text:span></text:p>
      <text:p text:style-name="P52"><text:tab/>body <text:span text:style-name="T33">= models.TextField()</text:span></text:p>
      <text:p text:style-name="P52"><text:tab/>date <text:span text:style-name="T33">= model.DateTimeField(auto_now_add=True)</text:span></text:p>
      <text:p text:style-name="P52"><text:tab/><text:span text:style-name="T29">#add in thumbnail later</text:span></text:p>
      <text:p text:style-name="P52"><text:tab/><text:span text:style-name="T29">#add in author later</text:span></text:p>
      <text:p text:style-name="P39"/>
      <text:p text:style-name="P12"/>
      <text:p text:style-name="P12"/>
      <text:p text:style-name="P63">video 7 <text:span text:style-name="T34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20">articles/migrations</text:span> folder. <text:span text:style-name="T1">We now want to mirror this to a database table called <text:s/></text:span><text:span text:style-name="T22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64">video 8 <text:span text:style-name="T34">Django ORM </text:span><text:span text:style-name="T35">(Object Relational Mapper)</text:span></text:p>
      <text:p text:style-name="P66"/>
      <text:p text:style-name="P66"/>
      <text:p text:style-name="P68">This video covers using python to interact between the models and the database</text:p>
      <text:p text:style-name="P66"/>
      <text:p text:style-name="P67">(django_env) <text:a xlink:type="simple" xlink:href="mailto:nigel@nigel-SATELLITE-PRO-C50-A-1E6" text:style-name="Internet_20_link" text:visited-style-name="Visited_20_Internet_20_Link"><text:span text:style-name="T23">nigel@nigel-SATELLITE-PRO-C50-A-1E6</text:span></text:a><text:span text:style-name="T23">:~/Docu <text:s/>------ </text:span><text:span text:style-name="T25">$</text:span> python manage.py shell</text:p>
      <text:p text:style-name="P67">Python 3.8.10 (default, Sep 28 2021, 16:10:42) </text:p>
      <text:p text:style-name="P67">[GCC 9.3.0] on linux</text:p>
      <text:p text:style-name="P67">Type "help", "copyright", "credits" or "license" for more information.</text:p>
      <text:p text:style-name="P67">(InteractiveConsole)</text:p>
      <text:p text:style-name="P67">&gt;&gt;&gt; from articles.models import Article</text:p>
      <text:p text:style-name="P67">&gt;&gt;&gt; Article</text:p>
      <text:p text:style-name="P67">&lt;class 'articles.models.Article'&gt;</text:p>
      <text:p text:style-name="P67">&gt;&gt;&gt; Article.objects.all()</text:p>
      <text:p text:style-name="P67">&lt;QuerySet []&gt;</text:p>
      <text:p text:style-name="P67">&gt;&gt;&gt; article = Article()</text:p>
      <text:p text:style-name="P67">&gt;&gt;&gt; article</text:p>
      <text:p text:style-name="P67">&lt;Article: Article object (None)&gt;</text:p>
      <text:p text:style-name="P67">&gt;&gt;&gt; article.title = "hello world"</text:p>
      <text:p text:style-name="P67">&gt;&gt;&gt; article</text:p>
      <text:p text:style-name="P67">&lt;Article: Article object (None)&gt;</text:p>
      <text:p text:style-name="P67">&gt;&gt;&gt; article.title</text:p>
      <text:p text:style-name="P67">'hello world'</text:p>
      <text:p text:style-name="P67">&gt;&gt;&gt; article.save()</text:p>
      <text:p text:style-name="P67">&gt;&gt;&gt; Article.object.all()</text:p>
      <text:p text:style-name="P67">Traceback (most recent call last):</text:p>
      <text:p text:style-name="P67"><text:soft-page-break/><text:s text:c="2"/>File "&lt;console&gt;", line 1, in &lt;module&gt;</text:p>
      <text:p text:style-name="P67">AttributeError: type object 'Article' has no attribute 'object'</text:p>
      <text:p text:style-name="P67">&gt;&gt;&gt; Article.objects.all()</text:p>
      <text:p text:style-name="P67">&lt;QuerySet [&lt;Article: Article object (1)&gt;]&gt;</text:p>
      <text:p text:style-name="P67">&gt;&gt;&gt; Article.objects.all()[0].title</text:p>
      <text:p text:style-name="P67">'hello world'</text:p>
      <text:p text:style-name="P67">&gt;&gt;&gt; </text:p>
      <text:p text:style-name="P67">[1]+ <text:s/>Stopped <text:s text:c="16"/>python manage.py shell</text:p>
      <text:p text:style-name="P67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67">Python 3.8.10 (default, Sep 28 2021, 16:10:42) </text:p>
      <text:p text:style-name="P67">[GCC 9.3.0] on linux</text:p>
      <text:p text:style-name="P67">Type "help", "copyright", "credits" or "license" for more information.</text:p>
      <text:p text:style-name="P67">(InteractiveConsole)</text:p>
      <text:p text:style-name="P67">&gt;&gt;&gt; from articles.models import Article</text:p>
      <text:p text:style-name="P67">&gt;&gt;&gt; Article.objects.all()</text:p>
      <text:p text:style-name="P67">&lt;QuerySet [&lt;Article: hello world&gt;]&gt;</text:p>
      <text:p text:style-name="P67">&gt;&gt;&gt; article2 = Article()</text:p>
      <text:p text:style-name="P67">&gt;&gt;&gt; article2.title = "Django Rules"</text:p>
      <text:p text:style-name="P67">&gt;&gt;&gt; article2.save()</text:p>
      <text:p text:style-name="P67">&gt;&gt;&gt; Article.objects.all()</text:p>
      <text:p text:style-name="P67">&lt;QuerySet [&lt;Article: hello world&gt;, &lt;Article: Django Rules&gt;]&gt;</text:p>
      <text:p text:style-name="P67">&gt;&gt;&gt; </text:p>
      <text:p text:style-name="P69"/>
      <text:p text:style-name="P70"/>
      <text:p text:style-name="P70"/>
      <text:p text:style-name="P70"/>
      <text:p text:style-name="P77">video 9 Django Admin</text:p>
      <text:p text:style-name="P71">password = <text:span text:style-name="T36">M</text:span>ypassword1</text:p>
      <text:p text:style-name="P71"/>
      <text:p text:style-name="P72">CMS = Content Management System</text:p>
      <text:p text:style-name="P71"/>
      <text:p text:style-name="P71"/>
      <text:p text:style-name="P73">Starts by running the server, going to the webpage and setting admin/ which will display the admin page.</text:p>
      <text:p text:style-name="P73">Into the terminal and ctrl C to exit.</text:p>
      <text:p text:style-name="P73"/>
      <text:p text:style-name="P79"><text:span text:style-name="T39">$ </text:span>python manage.py createsuperuser</text:p>
      <text:p text:style-name="P73"/>
      <text:p text:style-name="P73"><text:span text:style-name="T37">G</text:span>o through name, email (not required) and password (see above)</text:p>
      <text:p text:style-name="P72">Run server, back to the webpage and log in.</text:p>
      <text:p text:style-name="P72"/>
      <text:p text:style-name="P72"><text:soft-page-break/>Displays Groups and Users, but we want our models to be displayed as well, so we must register them.</text:p>
      <text:p text:style-name="P72"/>
      <text:p text:style-name="P72">To do this, open <text:span text:style-name="T20">articles/admin.py</text:span> and add the following</text:p>
      <text:p text:style-name="P72"/>
      <text:p text:style-name="P56">from .models import Article</text:p>
      <text:p text:style-name="P56"/>
      <text:p text:style-name="P56">admin.site.register<text:span text:style-name="T38">(Article)</text:span></text:p>
      <text:p text:style-name="P72"/>
      <text:p text:style-name="P74">Now when we run server we will see articles added to the admin page.</text:p>
      <text:p text:style-name="P74">By selecting one of the articles we can enter and change data in the data fields. We can also add a new article.</text:p>
      <text:p text:style-name="P74"/>
      <text:p text:style-name="P74"/>
      <text:p text:style-name="P74"/>
      <text:p text:style-name="P78">video 10 Template Tags</text:p>
      <text:p text:style-name="P74"/>
      <text:p text:style-name="P74"/>
      <text:p text:style-name="P75">Now we want to arrange for our articles to be listed on the articles page.</text:p>
      <text:p text:style-name="P75"/>
      <text:p text:style-name="P76">First go to the <text:span text:style-name="T20">articles/views.py</text:span> file and import the Article <text:span text:style-name="T40">class then add to the article_list function as below.</text:span></text:p>
      <text:p text:style-name="P72"/>
      <text:p text:style-name="P72"/>
      <text:p text:style-name="P49">def article_list(request):</text:p>
      <text:p text:style-name="P51"><text:tab/><text:span text:style-name="T29">articles = Article.objects.all().order_by(“date”)</text:span></text:p>
      <text:p text:style-name="P91"><text:span text:style-name="T41"><text:tab/>return render(request,’articles/article_list.html’</text:span><text:span text:style-name="T42">{“articles:articles}</text:span><text:span text:style-name="T41">)</text:span></text:p>
      <text:p text:style-name="P44"/>
      <text:p text:style-name="P40"><text:span text:style-name="T44">T</text:span><text:span text:style-name="T43">his instantiates articles in the Article class The order_by at the end is an option, in this case to order by date.</text:span></text:p>
      <text:p text:style-name="P41"/>
      <text:p text:style-name="P41">Next open <text:span text:style-name="T20">articles_list.html</text:span></text:p>
      <text:p text:style-name="P41"/>
      <text:p text:style-name="P41"/>
      <text:p text:style-name="P46">video 11 Model Methods</text:p>
      <text:p text:style-name="P42"/>
      <text:p text:style-name="P42">Creates a function in <text:span text:style-name="T20">articles/models.py</text:span> called “snippets” to show th first n characters of the text in the articles list and add a row of continuation dots</text:p>
      <text:p text:style-name="P42"/>
      <text:p text:style-name="P42"/>
      <text:p text:style-name="P42"/>
      <text:p text:style-name="P45"><text:span text:style-name="T43">video 12 </text:span><text:span text:style-name="T45">Static Files and Images</text:span></text:p>
      <text:p text:style-name="P43"/>
      <text:p text:style-name="P93">In the main <text:span text:style-name="T20">urls.py</text:span> file we insert</text:p>
      <text:p text:style-name="P93"/>
      <text:p text:style-name="P104">from django.contrib.<text:span text:style-name="T46">staticfiles.urls import staticfiles_urlpatterns</text:span></text:p>
      <text:p text:style-name="P93"/>
      <text:p text:style-name="P94">and</text:p>
      <text:p text:style-name="P94"/>
      <text:p text:style-name="P105">urlpatterns +=staticfiles_urlpatterns()</text:p>
      <text:p text:style-name="P43"/>
      <text:p text:style-name="P94">This appends the static url patterns so we can access the static files</text:p>
      <text:p text:style-name="P95">Check browser tabs for 2 or 3 changes required to the video version to get things to work.</text:p>
      <text:p text:style-name="P96"><text:soft-page-break/>Next go to settings and find</text:p>
      <text:p text:style-name="P96"/>
      <text:p text:style-name="P96"><text:span text:style-name="T48">STATIC_URL =’/static/’</text:span><text:span text:style-name="T47"> </text:span><text:s text:c="14"/>and add below</text:p>
      <text:p text:style-name="P96"/>
      <text:p text:style-name="P106">STATICFILES_DIRS = (</text:p>
      <text:p text:style-name="P106"><text:s text:c="5"/>os.path.join(BASE_DIR,’assets’),</text:p>
      <text:p text:style-name="P96"/>
      <text:p text:style-name="P96">This sets up the path to the static files</text:p>
      <text:p text:style-name="P96"/>
      <text:p text:style-name="P108"><text:span text:style-name="T49">Note ***</text:span>This does not work with the latest Django. To fix it add right at the top</text:p>
      <text:p text:style-name="P96"/>
      <text:p text:style-name="P106">import os</text:p>
      <text:p text:style-name="P96"/>
      <text:p text:style-name="P97"/>
      <text:p text:style-name="P97">Next create an <text:span text:style-name="T20">assets</text:span> folder under the main project folder and inside create <text:span text:style-name="T20">styles.css</text:span></text:p>
      <text:p text:style-name="P96"/>
      <text:p text:style-name="P98">Now go to article_list.html and at the top we add the static module in a template tag.</text:p>
      <text:p text:style-name="P98"/>
      <text:p text:style-name="P98">Note***The video gives <text:span text:style-name="T48">{%load static from staticfiles %}</text:span> this does not work and requires.</text:p>
      <text:p text:style-name="P98"/>
      <text:p text:style-name="P107">{%load static%}</text:p>
      <text:p text:style-name="P43"/>
      <text:p text:style-name="P98">Under the title line goes</text:p>
      <text:p text:style-name="P98"/>
      <text:p text:style-name="P107">&lt;link rel=”stylesheet” href=”<text:span text:style-name="T50">{%static’styles.css’%}”&gt;</text:span></text:p>
      <text:p text:style-name="P98"/>
      <text:p text:style-name="P99">Next create the enter content to the css file which inclues a reference to a background image of stars.png. With this very boring image placed in the assets folder it appears on the Articles page.</text:p>
      <text:p text:style-name="P42"/>
      <text:p text:style-name="P42"/>
      <text:p text:style-name="P42"/>
      <text:p text:style-name="P103">Video 13 Extending Templates</text:p>
      <text:p text:style-name="P101"/>
      <text:p text:style-name="P10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10T16:13:11.257335383</dc:date>
    <meta:editing-duration>PT4H56M3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7" meta:paragraph-count="177" meta:word-count="1257" meta:character-count="8414" meta:non-whitespace-character-count="7236"/>
  </office:meta>
</office:document-meta>
</file>